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4.168cm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4.662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4.45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6.1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6cm" fo:min-width="1.904cm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cm" svg:height="2cm" svg:x="8.1cm" svg:y="11.1cm">
          <text:p text:style-name="P1">Confi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6cm" svg:height="1.6cm" svg:x="7.3cm" svg:y="5.5cm">
          <text:p text:style-name="P1">Permission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7.3cm" svg:height="1.7cm" svg:x="13.5cm" svg:y="1.6cm">
          <text:p text:style-name="P1">Permission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7cm" svg:height="1.4cm" svg:x="15.6cm" svg:y="9.5cm">
          <text:p text:style-name="P1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6.6cm" svg:height="1.5cm" svg:x="15.8cm" svg:y="12.2cm">
          <text:p text:style-name="P1">Notification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3.4cm" svg:height="1.2cm" svg:x="2.6cm" svg:y="8.3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6cm" svg:y1="8.9cm" svg:x2="7.3cm" svg:y2="6.3cm" draw:start-shape="id1" draw:start-glue-point="10" draw:end-shape="id2" svg:d="M6000 8900h651v-2600h649" svg:viewBox="0 0 1301 2601">
          <text:p text:style-name="P1">RPM</text:p>
        </draw:connector>
        <draw:connector draw:style-name="gr7" draw:text-style-name="P1" draw:layer="layout" svg:x1="6cm" svg:y1="8.9cm" svg:x2="8.1cm" svg:y2="12.1cm" draw:start-shape="id1" draw:start-glue-point="10" draw:end-shape="id3" draw:end-glue-point="6" svg:d="M6000 8900h1051v3200h1049" svg:viewBox="0 0 2101 3201">
          <text:p text:style-name="P1">A</text:p>
        </draw:connector>
        <draw:connector draw:style-name="gr8" draw:text-style-name="P1" draw:layer="layout" svg:x1="12.934cm" svg:y1="5.734cm" svg:x2="14.569cm" svg:y2="3.051cm" draw:start-shape="id2" draw:start-glue-point="11" draw:end-shape="id4" draw:end-glue-point="7" svg:d="M12934 5734v-1333h1635v-1350" svg:viewBox="0 0 1636 2684">
          <text:p/>
        </draw:connector>
        <draw:connector draw:style-name="gr8" draw:text-style-name="P1" draw:layer="layout" svg:x1="10.6cm" svg:y1="11.1cm" svg:x2="10.6cm" svg:y2="7.1cm" draw:start-shape="id3" draw:start-glue-point="4" draw:end-shape="id2" draw:end-glue-point="8" svg:d="M10600 11100v-4000" svg:viewBox="0 0 1 4001">
          <text:p/>
        </draw:connector>
        <draw:connector draw:style-name="gr7" draw:text-style-name="P1" draw:layer="layout" svg:x1="12.934cm" svg:y1="6.866cm" svg:x2="19.1cm" svg:y2="9.5cm" draw:start-shape="id2" draw:start-glue-point="9" draw:end-shape="id5" draw:end-glue-point="4" svg:d="M12934 6866v1435h6166v1199" svg:viewBox="0 0 6167 2635">
          <text:p text:style-name="P1">A</text:p>
        </draw:connector>
        <draw:connector draw:style-name="gr8" draw:text-style-name="P1" draw:layer="layout" svg:x1="19.1cm" svg:y1="10.9cm" svg:x2="19.1cm" svg:y2="12.2cm" draw:start-shape="id5" draw:start-glue-point="8" draw:end-shape="id6" draw:end-glue-point="4" svg:d="M19100 10900v1300" svg:viewBox="0 0 1 1301">
          <text:p/>
        </draw:connector>
        <draw:custom-shape draw:style-name="gr6" draw:text-style-name="P2" xml:id="id7" draw:id="id7" draw:layer="layout" svg:width="3.4cm" svg:height="1.2cm" svg:x="23.8cm" svg:y="9.3cm">
          <text:p text:style-name="P1">Finis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3.9cm" svg:y1="6.3cm" svg:x2="25.5cm" svg:y2="9.3cm" draw:start-shape="id2" draw:start-glue-point="10" draw:end-shape="id7" draw:end-glue-point="4" svg:d="M13900 6300h11600v3000" svg:viewBox="0 0 11601 3001">
          <text:p text:style-name="P1">RPM</text:p>
        </draw:connector>
        <draw:connector draw:style-name="gr8" draw:text-style-name="P1" draw:layer="layout" svg:x1="22.4cm" svg:y1="12.95cm" svg:x2="25.5cm" svg:y2="10.5cm" draw:start-shape="id6" draw:start-glue-point="10" draw:end-shape="id7" draw:end-glue-point="8" svg:d="M22400 12950h3100v-2450" svg:viewBox="0 0 3101 2451">
          <text:p/>
        </draw:connector>
        <draw:connector draw:style-name="gr8" draw:text-style-name="P1" draw:layer="layout" svg:x1="13.5cm" svg:y1="2.45cm" svg:x2="10.6cm" svg:y2="5.5cm" draw:start-shape="id4" draw:start-glue-point="6" draw:end-shape="id2" svg:d="M13500 2450h-2900v3050" svg:viewBox="0 0 2901 3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7:36:38.462512280</meta:creation-date>
    <dc:date>2018-04-05T18:33:33.346173070</dc:date>
    <meta:editing-duration>PT16M40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